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table-cell-properties style:vertical-align="middle" style:repeat-content="false"/>
      <style:paragraph-properties fo:text-align="center"/>
    </style:style>
    <style:style style:name="ce3" style:family="table-cell" style:parent-style-name="Default" style:data-style-name="N30">
      <style:table-cell-properties style:vertical-align="middle" style:repeat-content="false"/>
      <style:paragraph-properties fo:text-align="start" fo:margin-left="0cm"/>
    </style:style>
    <style:style style:name="ce4" style:family="table-cell" style:parent-style-name="Default" style:data-style-name="N1">
      <style:table-cell-properties style:vertical-align="middle"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2">
      <style:table-cell-properties style:vertical-align="middle"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style>
    <style:style style:name="co1" style:family="table-column">
      <style:table-column-properties fo:break-before="auto" style:column-width="2.64583333333333cm"/>
    </style:style>
    <style:style style:name="co2" style:family="table-column">
      <style:table-column-properties fo:break-before="auto" style:column-width="2.24895833333333cm"/>
    </style:style>
    <style:style style:name="co3" style:family="table-column">
      <style:table-column-properties fo:break-before="auto" style:column-width="2.83104166666667cm"/>
    </style:style>
    <style:style style:name="co4" style:family="table-column">
      <style:table-column-properties fo:break-before="auto" style:column-width="3.33375cm"/>
    </style:style>
    <style:style style:name="co5" style:family="table-column">
      <style:table-column-properties fo:break-before="auto" style:column-width="1.69333333333333cm"/>
    </style:style>
    <style:style style:name="co6" style:family="table-column">
      <style:table-column-properties fo:break-before="auto" style:column-width="2.54cm" style:use-optimal-column-width="true"/>
    </style:style>
    <style:style style:name="co7" style:family="table-column">
      <style:table-column-properties fo:break-before="auto" style:column-width="2.96333333333333cm"/>
    </style:style>
    <style:style style:name="co8" style:family="table-column">
      <style:table-column-properties fo:break-before="auto" style:column-width="3.59833333333333cm"/>
    </style:style>
    <style:style style:name="co9" style:family="table-column">
      <style:table-column-properties fo:break-before="auto" style:column-width="2.32833333333333cm"/>
    </style:style>
    <style:style style:name="co10" style:family="table-column">
      <style:table-column-properties fo:break-before="auto" style:column-width="2.35479166666667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7" table:default-cell-style-name="ce1"/>
        <table:table-column table:style-name="co5" table:default-cell-style-name="ce1"/>
        <table:table-column table:style-name="co8" table:default-cell-style-name="ce1"/>
        <table:table-column table:style-name="co5" table:default-cell-style-name="ce1"/>
        <table:table-column table:style-name="co9" table:default-cell-style-name="ce2"/>
        <table:table-column table:style-name="co10" table:default-cell-style-name="ce1"/>
        <table:table-column table:style-name="co5" table:number-columns-repeated="16369" table:default-cell-style-name="ce1"/>
        <table:table-row table:style-name="ro1">
          <table:table-cell office:value-type="string" table:style-name="ce3">
            <text:p>created_date</text:p>
          </table:table-cell>
          <table:table-cell office:value-type="string" table:style-name="ce3">
            <text:p>created_by</text:p>
          </table:table-cell>
          <table:table-cell office:value-type="string" table:style-name="ce3">
            <text:p>updated_by</text:p>
          </table:table-cell>
          <table:table-cell office:value-type="string" table:style-name="ce3">
            <text:p>updated_date</text:p>
          </table:table-cell>
          <table:table-cell office:value-type="string" table:style-name="ce3">
            <text:p>detail_description</text:p>
          </table:table-cell>
          <table:table-cell office:value-type="string" table:style-name="ce3">
            <text:p>ishot</text:p>
          </table:table-cell>
          <table:table-cell office:value-type="string" table:style-name="ce3">
            <text:p>isnew</text:p>
          </table:table-cell>
          <table:table-cell office:value-type="string" table:style-name="ce3">
            <text:p>issale</text:p>
          </table:table-cell>
          <table:table-cell office:value-type="string" table:style-name="ce3">
            <text:p>price</text:p>
          </table:table-cell>
          <table:table-cell office:value-type="string" table:style-name="ce3">
            <text:p>price_old</text:p>
          </table:table-cell>
          <table:table-cell office:value-type="string" table:style-name="ce3">
            <text:p>seo</text:p>
          </table:table-cell>
          <table:table-cell office:value-type="string" table:style-name="ce3">
            <text:p>short_description</text:p>
          </table:table-cell>
          <table:table-cell office:value-type="string" table:style-name="ce3">
            <text:p>title</text:p>
          </table:table-cell>
          <table:table-cell office:value-type="string" table:style-name="ce3">
            <text:p>category_id</text:p>
          </table:table-cell>
          <table:table-cell office:value-type="string" table:style-name="ce3">
            <text:p>collection_id</text:p>
          </table:table-cell>
          <table:table-cell table:number-columns-repeated="16369"/>
        </table:table-row>
        <table:table-row table:style-name="ro1">
          <table:table-cell table:number-columns-repeated="4" table:style-name="ce3"/>
          <table:table-cell office:value-type="string" table:style-name="ce3">
            <text:p>Sofa da Cascadia, mẫu sofa sang trọng chuẩn phong cách châu Âu. Sở hữu thiết kế tinh tế và mềm mại, sofa da Cascadia mang đến không gian phòng khách nhà bạn sự đẳng cấp và lịch lãm qua từng chi tiết hoàn hảo. Với phần tựa lưng được thiết kế linh hoạt, theo xu hướng nội thất thông minh giúp bạn dễ dàng đổi kiểu dáng sofa trong quá trình sử dụng. Mặt ghế ngồi được những người thợ thủ công lành nghề tỉ mỉ trau truốt với những đường chỉ may chìm tạo thành hình khối rất đẹp mắt và cực kỳ ấn tượng. </text:p>
          </table:table-cell>
          <table:table-cell office:value-type="float" office:value="1" table:style-name="ce3">
            <text:p>1</text:p>
          </table:table-cell>
          <table:table-cell office:value-type="string" table:style-name="ce3">
            <text:p>0</text:p>
          </table:table-cell>
          <table:table-cell office:value-type="float" office:value="0" table:style-name="ce3">
            <text:p>0</text:p>
          </table:table-cell>
          <table:table-cell office:value-type="float" office:value="59870000" table:style-name="ce4">
            <text:p>59870000</text:p>
          </table:table-cell>
          <table:table-cell office:value-type="float" office:value="65425000" table:formula="of:=[.I2]+5555000" table:style-name="ce4">
            <text:p>65425000</text:p>
          </table:table-cell>
          <table:table-cell office:value-type="string" table:style-name="ce3">
            <text:p>sofa_da_cascadia</text:p>
          </table:table-cell>
          <table:table-cell table:style-name="ce3"/>
          <table:table-cell office:value-type="string" table:style-name="ce3">
            <text:p>Sofa da Cascadia</text:p>
          </table:table-cell>
          <table:table-cell office:value-type="float" office:value="1" table:style-name="ce3">
            <text:p>1</text:p>
          </table:table-cell>
          <table:table-cell office:value-type="float" office:value="1" table:style-name="ce3">
            <text:p>1</text:p>
          </table:table-cell>
          <table:table-cell table:number-columns-repeated="16369"/>
        </table:table-row>
        <table:table-row table:style-name="ro1">
          <table:table-cell table:number-columns-repeated="5" table:style-name="ce3"/>
          <table:table-cell office:value-type="float" office:value="1" table:style-name="ce3">
            <text:p>1</text:p>
          </table:table-cell>
          <table:table-cell office:value-type="string" table:style-name="ce3">
            <text:p>0</text:p>
          </table:table-cell>
          <table:table-cell office:value-type="float" office:value="0" table:style-name="ce3">
            <text:p>0</text:p>
          </table:table-cell>
          <table:table-cell office:value-type="float" office:value="74390000" table:style-name="ce4">
            <text:p>74390000</text:p>
          </table:table-cell>
          <table:table-cell office:value-type="float" office:value="79945000" table:formula="of:=[.I3]+5555000" table:style-name="ce4">
            <text:p>79945000</text:p>
          </table:table-cell>
          <table:table-cell office:value-type="string" table:style-name="ce3">
            <text:p>sofa_da_elise</text:p>
          </table:table-cell>
          <table:table-cell table:style-name="ce3"/>
          <table:table-cell office:value-type="string" table:style-name="ce3">
            <text:p>Sofa da Elise</text:p>
          </table:table-cell>
          <table:table-cell office:value-type="float" office:value="1" table:style-name="ce3">
            <text:p>1</text:p>
          </table:table-cell>
          <table:table-cell office:value-type="float" office:value="1" table:style-name="ce3">
            <text:p>1</text:p>
          </table:table-cell>
          <table:table-cell table:number-columns-repeated="16369"/>
        </table:table-row>
        <table:table-row table:style-name="ro1">
          <table:table-cell table:number-columns-repeated="5" table:style-name="ce3"/>
          <table:table-cell office:value-type="float" office:value="1" table:style-name="ce3">
            <text:p>1</text:p>
          </table:table-cell>
          <table:table-cell office:value-type="string" table:style-name="ce3">
            <text:p>0</text:p>
          </table:table-cell>
          <table:table-cell office:value-type="float" office:value="0" table:style-name="ce3">
            <text:p>0</text:p>
          </table:table-cell>
          <table:table-cell office:value-type="float" office:value="76920000" table:style-name="ce4">
            <text:p>76920000</text:p>
          </table:table-cell>
          <table:table-cell office:value-type="float" office:value="82475000" table:formula="of:=[.I4]+5555000" table:style-name="ce4">
            <text:p>82475000</text:p>
          </table:table-cell>
          <table:table-cell office:value-type="string" table:style-name="ce3">
            <text:p>sofa_da_waldo</text:p>
          </table:table-cell>
          <table:table-cell table:style-name="ce3"/>
          <table:table-cell office:value-type="string" table:style-name="ce3">
            <text:p>Sofa da Waldo</text:p>
          </table:table-cell>
          <table:table-cell office:value-type="float" office:value="1" table:style-name="ce3">
            <text:p>1</text:p>
          </table:table-cell>
          <table:table-cell office:value-type="float" office:value="1" table:style-name="ce3">
            <text:p>1</text:p>
          </table:table-cell>
          <table:table-cell table:number-columns-repeated="16369"/>
        </table:table-row>
        <table:table-row table:style-name="ro1">
          <table:table-cell table:number-columns-repeated="4" table:style-name="ce3"/>
          <table:table-cell office:value-type="string" table:style-name="ce3">
            <text:p>Sofa da Ý là một trong những dòng sản phẩm luôn được nhiều người lựa chọn bởi sự sang trọng, đẳng cấp nhưng cũng không kém phần thoải mái, dễ chịu và tiện nghi mà chúng mang lại. Sofa da Ý luôn mang lại nét lịch lãm cùng phong cách khác biệt cho chủ nhân.</text:p>
          </table:table-cell>
          <table:table-cell office:value-type="float" office:value="1" table:style-name="ce3">
            <text:p>1</text:p>
          </table:table-cell>
          <table:table-cell office:value-type="string" table:style-name="ce3">
            <text:p>0</text:p>
          </table:table-cell>
          <table:table-cell office:value-type="float" office:value="0" table:style-name="ce3">
            <text:p>0</text:p>
          </table:table-cell>
          <table:table-cell office:value-type="float" office:value="69930000" table:style-name="ce4">
            <text:p>69930000</text:p>
          </table:table-cell>
          <table:table-cell office:value-type="float" office:value="75485000" table:formula="of:=[.I5]+5555000" table:style-name="ce4">
            <text:p>75485000</text:p>
          </table:table-cell>
          <table:table-cell office:value-type="string" table:style-name="ce3">
            <text:p>Sofa_da_Italia_Impressive</text:p>
          </table:table-cell>
          <table:table-cell table:style-name="ce3"/>
          <table:table-cell office:value-type="string" table:style-name="ce3">
            <text:p>Sofa da Italia Impressive</text:p>
          </table:table-cell>
          <table:table-cell office:value-type="float" office:value="1" table:style-name="ce3">
            <text:p>1</text:p>
          </table:table-cell>
          <table:table-cell office:value-type="float" office:value="1" table:style-name="ce3">
            <text:p>1</text:p>
          </table:table-cell>
          <table:table-cell table:number-columns-repeated="16369"/>
        </table:table-row>
        <table:table-row table:style-name="ro1">
          <table:table-cell table:number-columns-repeated="4" table:style-name="ce3"/>
          <table:table-cell office:value-type="string" table:style-name="ce3">
            <text:p>Sofa da Ý là một trong những dòng sản phẩm luôn được nhiều người lựa chọn bởi sự sang trọng, đẳng cấp nhưng cũng không kém phần thoải mái, dễ chịu và tiện nghi mà chúng mang lại. Sofa da Ý luôn mang lại nét lịch lãm cùng phong cách khác biệt cho chủ nhân.</text:p>
          </table:table-cell>
          <table:table-cell office:value-type="string" table:style-name="ce3">
            <text:p>0</text:p>
          </table:table-cell>
          <table:table-cell office:value-type="string" table:style-name="ce3">
            <text:p>0</text:p>
          </table:table-cell>
          <table:table-cell office:value-type="string" table:style-name="ce3">
            <text:p>1</text:p>
          </table:table-cell>
          <table:table-cell office:value-type="float" office:value="101200000" table:style-name="ce4">
            <text:p>101200000</text:p>
          </table:table-cell>
          <table:table-cell office:value-type="float" office:value="106755000" table:formula="of:=[.I6]+5555000" table:style-name="ce4">
            <text:p>106755000</text:p>
          </table:table-cell>
          <table:table-cell office:value-type="string" table:style-name="ce3">
            <text:p>Sofa_da_Italia_Impressive_2</text:p>
          </table:table-cell>
          <table:table-cell table:style-name="ce3"/>
          <table:table-cell office:value-type="string" table:style-name="ce3">
            <text:p>Sofa da Italia Impressive 2</text:p>
          </table:table-cell>
          <table:table-cell office:value-type="float" office:value="1" table:style-name="ce3">
            <text:p>1</text:p>
          </table:table-cell>
          <table:table-cell office:value-type="float" office:value="1" table:style-name="ce3">
            <text:p>1</text:p>
          </table:table-cell>
          <table:table-cell table:number-columns-repeated="16369"/>
        </table:table-row>
        <table:table-row table:style-name="ro1">
          <table:table-cell table:number-columns-repeated="4" table:style-name="ce3"/>
          <table:table-cell office:value-type="string" table:style-name="ce3">
            <text:p>Sofa da Ý là một trong những dòng sản phẩm luôn được nhiều người lựa chọn bởi sự sang trọng, đẳng cấp nhưng cũng không kém phần thoải mái, dễ chịu và tiện nghi mà chúng mang lại. Sofa da Ý luôn mang lại nét lịch lãm cùng phong cách khác biệt cho chủ nhân.</text:p>
          </table:table-cell>
          <table:table-cell office:value-type="string" table:style-name="ce3">
            <text:p>0</text:p>
          </table:table-cell>
          <table:table-cell office:value-type="string" table:style-name="ce3">
            <text:p>1</text:p>
          </table:table-cell>
          <table:table-cell office:value-type="float" office:value="0" table:style-name="ce3">
            <text:p>0</text:p>
          </table:table-cell>
          <table:table-cell office:value-type="float" office:value="112330000" table:style-name="ce4">
            <text:p>112330000</text:p>
          </table:table-cell>
          <table:table-cell office:value-type="float" office:value="117885000" table:formula="of:=[.I7]+5555000" table:style-name="ce4">
            <text:p>117885000</text:p>
          </table:table-cell>
          <table:table-cell office:value-type="string" table:style-name="ce3">
            <text:p>Sofa_da_Italia_Charlize</text:p>
          </table:table-cell>
          <table:table-cell table:style-name="ce3"/>
          <table:table-cell office:value-type="string" table:style-name="ce3">
            <text:p>Sofa da Italia Charlize</text:p>
          </table:table-cell>
          <table:table-cell office:value-type="float" office:value="1" table:style-name="ce3">
            <text:p>1</text:p>
          </table:table-cell>
          <table:table-cell office:value-type="float" office:value="1" table:style-name="ce3">
            <text:p>1</text:p>
          </table:table-cell>
          <table:table-cell table:number-columns-repeated="16369"/>
        </table:table-row>
        <table:table-row table:style-name="ro1">
          <table:table-cell table:number-columns-repeated="4" table:style-name="ce3"/>
          <table:table-cell office:value-type="string" table:style-name="ce3">
            <text:p>Sofa da Ý là một trong những dòng sản phẩm luôn được nhiều người lựa chọn bởi sự sang trọng, đẳng cấp nhưng cũng không kém phần thoải mái, dễ chịu và tiện nghi mà chúng mang lại. Sofa da Ý luôn mang lại nét lịch lãm cùng phong cách khác biệt cho chủ nhân.</text:p>
          </table:table-cell>
          <table:table-cell office:value-type="string" table:style-name="ce3">
            <text:p>0</text:p>
          </table:table-cell>
          <table:table-cell office:value-type="string" table:style-name="ce3">
            <text:p>1</text:p>
          </table:table-cell>
          <table:table-cell office:value-type="string" table:style-name="ce3">
            <text:p>0</text:p>
          </table:table-cell>
          <table:table-cell office:value-type="float" office:value="147220000" table:style-name="ce4">
            <text:p>147220000</text:p>
          </table:table-cell>
          <table:table-cell office:value-type="float" office:value="152775000" table:formula="of:=[.I8]+5555000" table:style-name="ce4">
            <text:p>152775000</text:p>
          </table:table-cell>
          <table:table-cell office:value-type="string" table:style-name="ce3">
            <text:p>Sofa_da_Italia_Elestial</text:p>
          </table:table-cell>
          <table:table-cell table:style-name="ce3"/>
          <table:table-cell office:value-type="string" table:style-name="ce3">
            <text:p>Sofa da Italia Elestial</text:p>
          </table:table-cell>
          <table:table-cell office:value-type="float" office:value="1" table:style-name="ce3">
            <text:p>1</text:p>
          </table:table-cell>
          <table:table-cell office:value-type="float" office:value="1" table:style-name="ce3">
            <text:p>1</text:p>
          </table:table-cell>
          <table:table-cell table:number-columns-repeated="16369"/>
        </table:table-row>
        <table:table-row table:style-name="ro1">
          <table:table-cell table:number-columns-repeated="4" table:style-name="ce3"/>
          <table:table-cell office:value-type="string" table:style-name="ce3">
            <text:p>Sofa da Ý là một trong những dòng sản phẩm luôn được nhiều người lựa chọn bởi sự sang trọng, đẳng cấp nhưng cũng không kém phần thoải mái, dễ chịu và tiện nghi mà chúng mang lại. Sofa da Ý luôn mang lại nét lịch lãm cùng phong cách khác biệt cho chủ nhân.</text:p>
          </table:table-cell>
          <table:table-cell office:value-type="float" office:value="1" table:style-name="ce3">
            <text:p>1</text:p>
          </table:table-cell>
          <table:table-cell office:value-type="string" table:style-name="ce3">
            <text:p>0</text:p>
          </table:table-cell>
          <table:table-cell office:value-type="float" office:value="0" table:style-name="ce3">
            <text:p>0</text:p>
          </table:table-cell>
          <table:table-cell office:value-type="float" office:value="166600000" table:style-name="ce4">
            <text:p>166600000</text:p>
          </table:table-cell>
          <table:table-cell office:value-type="float" office:value="172155000" table:formula="of:=[.I9]+5555000" table:style-name="ce4">
            <text:p>172155000</text:p>
          </table:table-cell>
          <table:table-cell office:value-type="string" table:style-name="ce3">
            <text:p>Sofa_da_Italia_Zoe_3_ cho</text:p>
          </table:table-cell>
          <table:table-cell table:style-name="ce3"/>
          <table:table-cell office:value-type="string" table:style-name="ce3">
            <text:p>Sofa da Italia Zoe 3 chỗ</text:p>
          </table:table-cell>
          <table:table-cell office:value-type="float" office:value="1" table:style-name="ce3">
            <text:p>1</text:p>
          </table:table-cell>
          <table:table-cell office:value-type="float" office:value="1" table:style-name="ce3">
            <text:p>1</text:p>
          </table:table-cell>
          <table:table-cell table:number-columns-repeated="16369"/>
        </table:table-row>
        <table:table-row table:style-name="ro1">
          <table:table-cell table:number-columns-repeated="4" table:style-name="ce3"/>
          <table:table-cell office:value-type="string" table:style-name="ce3">
            <text:p>Dòng sản phẩm Sofa bọc vải của Nội Thất Nhà Đẹp được đặt sản xuất theo yêu cầu, tiêu chuẩn riêng của Nhà Đẹp, nhằm có được những sản phẩm chất lượng cao, đáp ứng được nhu cầu và thị hiếu của khách hàng. Khi khách hàng đến với Nội thất Nhà Đẹp, khách hàng hoàn toàn có thể yên tâm để lựa chọn những bộ Sofa vải của Nhà Đẹp vì những lý do sau: Khung của Sofa được làm bằng gỗ thịt chắc chắn, tuổi của gỗ là trên 10 năm. Hoàn toàn không sử dụng gỗ tạp, gỗ non như những sản phẩm gia công, hàng chợ, hàng sản xuất nhỏ lẻ đơn chiếc tại các công ty hoặc xưởng gỗ nhỏ. Phần vải bọc Sofa được thiết kế để khách hàng có thể dễ dàng tháo ra để giặt vệ sinh. Hiện nay trên thị trường không có nhiều công ty làm được theo yêu cầu như vậy. Trong quá trình sử dụng, nếu khách quá bận rộn và không có thời gian để vệ sinh bộ Sofa của mình, Quý khách hoàn toàn có thể liên hệ với Nhà Đẹp để được hỗ trợ với mức phí rất thấp.</text:p>
          </table:table-cell>
          <table:table-cell office:value-type="float" office:value="1" table:style-name="ce3">
            <text:p>1</text:p>
          </table:table-cell>
          <table:table-cell office:value-type="string" table:style-name="ce3">
            <text:p>0</text:p>
          </table:table-cell>
          <table:table-cell office:value-type="float" office:value="0" table:style-name="ce3">
            <text:p>0</text:p>
          </table:table-cell>
          <table:table-cell office:value-type="float" office:value="20770000" table:style-name="ce4">
            <text:p>20770000</text:p>
          </table:table-cell>
          <table:table-cell office:value-type="float" office:value="26325000" table:formula="of:=[.I10]+5555000" table:style-name="ce4">
            <text:p>26325000</text:p>
          </table:table-cell>
          <table:table-cell office:value-type="string" table:style-name="ce3">
            <text:p>Sofa_vai_Libby_4_cho</text:p>
          </table:table-cell>
          <table:table-cell table:style-name="ce3"/>
          <table:table-cell office:value-type="string" table:style-name="ce3">
            <text:p>Sofa vải Libby 4 chỗ</text:p>
          </table:table-cell>
          <table:table-cell office:value-type="float" office:value="1" table:style-name="ce5">
            <text:p>1</text:p>
          </table:table-cell>
          <table:table-cell office:value-type="string" table:style-name="ce3">
            <text:p>1</text:p>
          </table:table-cell>
          <table:table-cell table:number-columns-repeated="16369"/>
        </table:table-row>
        <table:table-row table:style-name="ro1">
          <table:table-cell table:number-columns-repeated="4" table:style-name="ce3"/>
          <table:table-cell office:value-type="string" table:style-name="ce3">
            <text:p>Dòng sản phẩm Sofa bọc vải của Nội Thất Nhà Đẹp được đặt sản xuất theo yêu cầu, tiêu chuẩn riêng của Nhà Đẹp, nhằm có được những sản phẩm chất lượng cao, đáp ứng được nhu cầu và thị hiếu của khách hàng. Khi khách hàng đến với Nội thất Nhà Đẹp, khách hàng hoàn toàn có thể yên tâm để lựa chọn những bộ Sofa vải của Nhà Đẹp vì những lý do sau: Khung của Sofa được làm bằng gỗ thịt chắc chắn, tuổi của gỗ là trên 10 năm. Hoàn toàn không sử dụng gỗ tạp, gỗ non như những sản phẩm gia công, hàng chợ, hàng sản xuất nhỏ lẻ đơn chiếc tại các công ty hoặc xưởng gỗ nhỏ. Phần vải bọc Sofa được thiết kế để khách hàng có thể dễ dàng tháo ra để giặt vệ sinh. Hiện nay trên thị trường không có nhiều công ty làm được theo yêu cầu như vậy. Trong quá trình sử dụng, nếu khách quá bận rộn và không có thời gian để vệ sinh bộ Sofa của mình, Quý khách hoàn toàn có thể liên hệ với Nhà Đẹp để được hỗ trợ với mức phí rất thấp.</text:p>
          </table:table-cell>
          <table:table-cell office:value-type="float" office:value="1" table:style-name="ce3">
            <text:p>1</text:p>
          </table:table-cell>
          <table:table-cell office:value-type="string" table:style-name="ce3">
            <text:p>0</text:p>
          </table:table-cell>
          <table:table-cell office:value-type="float" office:value="0" table:style-name="ce3">
            <text:p>0</text:p>
          </table:table-cell>
          <table:table-cell office:value-type="string" table:style-name="ce4">
            <text:p>13800000</text:p>
          </table:table-cell>
          <table:table-cell office:value-type="float" office:value="19355000" table:formula="of:=[.I11]+5555000" table:style-name="ce4">
            <text:p>19355000</text:p>
          </table:table-cell>
          <table:table-cell office:value-type="string" table:style-name="ce3">
            <text:p>Sofa_vai_Libby</text:p>
          </table:table-cell>
          <table:table-cell table:style-name="ce3"/>
          <table:table-cell office:value-type="string" table:style-name="ce3">
            <text:p>Sofa vải Libby</text:p>
          </table:table-cell>
          <table:table-cell office:value-type="string" table:style-name="ce6">
            <text:p>1</text:p>
          </table:table-cell>
          <table:table-cell office:value-type="string" table:style-name="ce3">
            <text:p>1</text:p>
          </table:table-cell>
          <table:table-cell table:number-columns-repeated="16369"/>
        </table:table-row>
        <table:table-row table:style-name="ro1">
          <table:table-cell table:number-columns-repeated="4" table:style-name="ce7"/>
          <table:table-cell office:value-type="string" table:style-name="ce3">
            <text:p>Dòng sản phẩm Sofa bọc vải của Nội Thất Nhà Đẹp được đặt sản xuất theo yêu cầu, tiêu chuẩn riêng của Nhà Đẹp, nhằm có được những sản phẩm chất lượng cao, đáp ứng được nhu cầu và thị hiếu của khách hàng. Khi khách hàng đến với Nội thất Nhà Đẹp, khách hàng hoàn toàn có thể yên tâm để lựa chọn những bộ Sofa vải của Nhà Đẹp vì những lý do sau: Khung của Sofa được làm bằng gỗ thịt chắc chắn, tuổi của gỗ là trên 10 năm. Hoàn toàn không sử dụng gỗ tạp, gỗ non như những sản phẩm gia công, hàng chợ, hàng sản xuất nhỏ lẻ đơn chiếc tại các công ty hoặc xưởng gỗ nhỏ. Phần vải bọc Sofa được thiết kế để khách hàng có thể dễ dàng tháo ra để giặt vệ sinh. Hiện nay trên thị trường không có nhiều công ty làm được theo yêu cầu như vậy. Trong quá trình sử dụng, nếu khách quá bận rộn và không có thời gian để vệ sinh bộ Sofa của mình, Quý khách hoàn toàn có thể liên hệ với Nhà Đẹp để được hỗ trợ với mức phí rất thấp.</text:p>
          </table:table-cell>
          <table:table-cell office:value-type="string" table:style-name="ce3">
            <text:p>0</text:p>
          </table:table-cell>
          <table:table-cell office:value-type="string" table:style-name="ce3">
            <text:p>1</text:p>
          </table:table-cell>
          <table:table-cell office:value-type="float" office:value="0" table:style-name="ce3">
            <text:p>0</text:p>
          </table:table-cell>
          <table:table-cell office:value-type="float" office:value="34600000" table:style-name="ce4">
            <text:p>34600000</text:p>
          </table:table-cell>
          <table:table-cell office:value-type="float" office:value="40155000" table:formula="of:=[.I12]+5555000" table:style-name="ce4">
            <text:p>40155000</text:p>
          </table:table-cell>
          <table:table-cell office:value-type="string" table:style-name="ce7">
            <text:p>Sofa_vai_Alassa</text:p>
          </table:table-cell>
          <table:table-cell table:style-name="ce7"/>
          <table:table-cell office:value-type="string" table:style-name="ce7">
            <text:p>Sofa vải Alassa</text:p>
          </table:table-cell>
          <table:table-cell office:value-type="string" table:style-name="ce6">
            <text:p>1</text:p>
          </table:table-cell>
          <table:table-cell office:value-type="string" table:style-name="ce3">
            <text:p>1</text:p>
          </table:table-cell>
          <table:table-cell table:number-columns-repeated="16369"/>
        </table:table-row>
        <table:table-row table:style-name="ro1">
          <table:table-cell table:number-columns-repeated="4" table:style-name="ce7"/>
          <table:table-cell office:value-type="string" table:style-name="ce3">
            <text:p>Dòng sản phẩm Sofa bọc vải của Nội Thất Nhà Đẹp được đặt sản xuất theo yêu cầu, tiêu chuẩn riêng của Nhà Đẹp, nhằm có được những sản phẩm chất lượng cao, đáp ứng được nhu cầu và thị hiếu của khách hàng. Khi khách hàng đến với Nội thất Nhà Đẹp, khách hàng hoàn toàn có thể yên tâm để lựa chọn những bộ Sofa vải của Nhà Đẹp vì những lý do sau: Khung của Sofa được làm bằng gỗ thịt chắc chắn, tuổi của gỗ là trên 10 năm. Hoàn toàn không sử dụng gỗ tạp, gỗ non như những sản phẩm gia công, hàng chợ, hàng sản xuất nhỏ lẻ đơn chiếc tại các công ty hoặc xưởng gỗ nhỏ. Phần vải bọc Sofa được thiết kế để khách hàng có thể dễ dàng tháo ra để giặt vệ sinh. Hiện nay trên thị trường không có nhiều công ty làm được theo yêu cầu như vậy. Trong quá trình sử dụng, nếu khách quá bận rộn và không có thời gian để vệ sinh bộ Sofa của mình, Quý khách hoàn toàn có thể liên hệ với Nhà Đẹp để được hỗ trợ với mức phí rất thấp.</text:p>
          </table:table-cell>
          <table:table-cell office:value-type="string" table:style-name="ce3">
            <text:p>0</text:p>
          </table:table-cell>
          <table:table-cell office:value-type="string" table:style-name="ce3">
            <text:p>1</text:p>
          </table:table-cell>
          <table:table-cell office:value-type="float" office:value="0" table:style-name="ce3">
            <text:p>0</text:p>
          </table:table-cell>
          <table:table-cell office:value-type="float" office:value="17870000" table:style-name="ce4">
            <text:p>17870000</text:p>
          </table:table-cell>
          <table:table-cell office:value-type="float" office:value="23425000" table:formula="of:=[.I13]+5555000" table:style-name="ce4">
            <text:p>23425000</text:p>
          </table:table-cell>
          <table:table-cell office:value-type="string" table:style-name="ce7">
            <text:p>Sofa_vai_Merin</text:p>
          </table:table-cell>
          <table:table-cell table:style-name="ce7"/>
          <table:table-cell office:value-type="string" table:style-name="ce7">
            <text:p>Sofa vải Merin</text:p>
          </table:table-cell>
          <table:table-cell office:value-type="string" table:style-name="ce6">
            <text:p>1</text:p>
          </table:table-cell>
          <table:table-cell office:value-type="string" table:style-name="ce3">
            <text:p>1</text:p>
          </table:table-cell>
          <table:table-cell table:number-columns-repeated="16369"/>
        </table:table-row>
        <table:table-row table:style-name="ro1">
          <table:table-cell table:number-columns-repeated="4" table:style-name="ce7"/>
          <table:table-cell office:value-type="string" table:style-name="ce3">
            <text:p>Dòng sản phẩm Sofa bọc vải của Nội Thất Nhà Đẹp được đặt sản xuất theo yêu cầu, tiêu chuẩn riêng của Nhà Đẹp, nhằm có được những sản phẩm chất lượng cao, đáp ứng được nhu cầu và thị hiếu của khách hàng. Khi khách hàng đến với Nội thất Nhà Đẹp, khách hàng hoàn toàn có thể yên tâm để lựa chọn những bộ Sofa vải của Nhà Đẹp vì những lý do sau: Khung của Sofa được làm bằng gỗ thịt chắc chắn, tuổi của gỗ là trên 10 năm. Hoàn toàn không sử dụng gỗ tạp, gỗ non như những sản phẩm gia công, hàng chợ, hàng sản xuất nhỏ lẻ đơn chiếc tại các công ty hoặc xưởng gỗ nhỏ. Phần vải bọc Sofa được thiết kế để khách hàng có thể dễ dàng tháo ra để giặt vệ sinh. Hiện nay trên thị trường không có nhiều công ty làm được theo yêu cầu như vậy. Trong quá trình sử dụng, nếu khách quá bận rộn và không có thời gian để vệ sinh bộ Sofa của mình, Quý khách hoàn toàn có thể liên hệ với Nhà Đẹp để được hỗ trợ với mức phí rất thấp.</text:p>
          </table:table-cell>
          <table:table-cell office:value-type="string" table:style-name="ce3">
            <text:p>0</text:p>
          </table:table-cell>
          <table:table-cell office:value-type="string" table:style-name="ce3">
            <text:p>0</text:p>
          </table:table-cell>
          <table:table-cell office:value-type="string" table:style-name="ce3">
            <text:p>1</text:p>
          </table:table-cell>
          <table:table-cell office:value-type="float" office:value="29300000" table:style-name="ce4">
            <text:p>29300000</text:p>
          </table:table-cell>
          <table:table-cell office:value-type="float" office:value="34855000" table:formula="of:=[.I14]+5555000" table:style-name="ce4">
            <text:p>34855000</text:p>
          </table:table-cell>
          <table:table-cell office:value-type="string" table:style-name="ce7">
            <text:p>Sofa_vai_Peka</text:p>
          </table:table-cell>
          <table:table-cell table:style-name="ce7"/>
          <table:table-cell office:value-type="string" table:style-name="ce7">
            <text:p>Sofa vải Peka</text:p>
          </table:table-cell>
          <table:table-cell office:value-type="string" table:style-name="ce6">
            <text:p>1</text:p>
          </table:table-cell>
          <table:table-cell office:value-type="string" table:style-name="ce3">
            <text:p>1</text:p>
          </table:table-cell>
          <table:table-cell table:number-columns-repeated="16369"/>
        </table:table-row>
        <table:table-row table:style-name="ro1">
          <table:table-cell table:number-columns-repeated="4" table:style-name="ce7"/>
          <table:table-cell office:value-type="string" table:style-name="ce7">
            <text:p>Dòng sản phẩm bàn trà cao cấp với mặt bàn bằng đá. Vân đá hài hòa, màu sắc trang nhã, kiểu dáng khung độc đáo, phù hợp với các không gian phòng khách cao cấp, sang trọng, thể hiện gu thẩm mỹ tinh tế của gia chủ.</text:p>
          </table:table-cell>
          <table:table-cell office:value-type="string" table:style-name="ce3">
            <text:p>0</text:p>
          </table:table-cell>
          <table:table-cell office:value-type="string" table:style-name="ce3">
            <text:p>0</text:p>
          </table:table-cell>
          <table:table-cell office:value-type="string" table:style-name="ce3">
            <text:p>1</text:p>
          </table:table-cell>
          <table:table-cell office:value-type="float" office:value="24900000" table:style-name="ce4">
            <text:p>24900000</text:p>
          </table:table-cell>
          <table:table-cell office:value-type="float" office:value="30455000" table:formula="of:=[.I15]+5555000" table:style-name="ce4">
            <text:p>30455000</text:p>
          </table:table-cell>
          <table:table-cell office:value-type="string" table:style-name="ce7">
            <text:p>Ban_tra_mat_đa_Veron</text:p>
          </table:table-cell>
          <table:table-cell table:style-name="ce7"/>
          <table:table-cell office:value-type="string" table:style-name="ce7">
            <text:p>Bàn trà mặt đá Veron</text:p>
          </table:table-cell>
          <table:table-cell office:value-type="string" table:style-name="ce6">
            <text:p>2</text:p>
          </table:table-cell>
          <table:table-cell office:value-type="float" office:value="1" table:style-name="ce7">
            <text:p>1</text:p>
          </table:table-cell>
          <table:table-cell table:number-columns-repeated="16369"/>
        </table:table-row>
        <table:table-row table:style-name="ro1">
          <table:table-cell table:number-columns-repeated="4" table:style-name="ce7"/>
          <table:table-cell office:value-type="string" table:style-name="ce7">
            <text:p>Dòng sản phẩm bàn trà cao cấp với mặt bàn bằng đá. Vân đá hài hòa, màu sắc trang nhã, kiểu dáng khung độc đáo, phù hợp với các không gian phòng khách cao cấp, sang trọng, thể hiện gu thẩm mỹ tinh tế của gia chủ.</text:p>
          </table:table-cell>
          <table:table-cell office:value-type="float" office:value="1" table:style-name="ce3">
            <text:p>1</text:p>
          </table:table-cell>
          <table:table-cell office:value-type="string" table:style-name="ce3">
            <text:p>0</text:p>
          </table:table-cell>
          <table:table-cell office:value-type="float" office:value="0" table:style-name="ce3">
            <text:p>0</text:p>
          </table:table-cell>
          <table:table-cell office:value-type="float" office:value="21290000" table:style-name="ce4">
            <text:p>21290000</text:p>
          </table:table-cell>
          <table:table-cell office:value-type="float" office:value="26845000" table:formula="of:=[.I16]+5555000" table:style-name="ce4">
            <text:p>26845000</text:p>
          </table:table-cell>
          <table:table-cell office:value-type="string" table:style-name="ce7">
            <text:p>Ban_tra_mat_đa_trivia</text:p>
          </table:table-cell>
          <table:table-cell table:style-name="ce7"/>
          <table:table-cell office:value-type="string" table:style-name="ce7">
            <text:p>Bàn trà mặt đá Trivia</text:p>
          </table:table-cell>
          <table:table-cell office:value-type="string" table:style-name="ce6">
            <text:p>2</text:p>
          </table:table-cell>
          <table:table-cell office:value-type="float" office:value="1" table:style-name="ce7">
            <text:p>1</text:p>
          </table:table-cell>
          <table:table-cell table:number-columns-repeated="16369"/>
        </table:table-row>
        <table:table-row table:style-name="ro1">
          <table:table-cell table:number-columns-repeated="4" table:style-name="ce7"/>
          <table:table-cell office:value-type="string" table:style-name="ce7">
            <text:p>Dòng sản phẩm bàn trà cao cấp với mặt bàn bằng đá. Vân đá hài hòa, màu sắc trang nhã, kiểu dáng khung độc đáo, phù hợp với các không gian phòng khách cao cấp, sang trọng, thể hiện gu thẩm mỹ tinh tế của gia chủ.</text:p>
          </table:table-cell>
          <table:table-cell office:value-type="float" office:value="1" table:style-name="ce3">
            <text:p>1</text:p>
          </table:table-cell>
          <table:table-cell office:value-type="string" table:style-name="ce3">
            <text:p>0</text:p>
          </table:table-cell>
          <table:table-cell office:value-type="float" office:value="0" table:style-name="ce3">
            <text:p>0</text:p>
          </table:table-cell>
          <table:table-cell office:value-type="float" office:value="11900000" table:style-name="ce4">
            <text:p>11900000</text:p>
          </table:table-cell>
          <table:table-cell office:value-type="float" office:value="17455000" table:formula="of:=[.I17]+5555000" table:style-name="ce4">
            <text:p>17455000</text:p>
          </table:table-cell>
          <table:table-cell office:value-type="string" table:style-name="ce7">
            <text:p>Ban_tra_Clara</text:p>
          </table:table-cell>
          <table:table-cell table:style-name="ce7"/>
          <table:table-cell office:value-type="string" table:style-name="ce7">
            <text:p>Bàn trà Clara</text:p>
          </table:table-cell>
          <table:table-cell office:value-type="string" table:style-name="ce6">
            <text:p>2</text:p>
          </table:table-cell>
          <table:table-cell office:value-type="float" office:value="1" table:style-name="ce7">
            <text:p>1</text:p>
          </table:table-cell>
          <table:table-cell table:number-columns-repeated="16369"/>
        </table:table-row>
        <table:table-row table:style-name="ro1">
          <table:table-cell table:number-columns-repeated="4" table:style-name="ce7"/>
          <table:table-cell office:value-type="string" table:style-name="ce7">
            <text:p>Dòng sản phẩm bàn trà cao cấp với mặt bàn bằng đá. Vân đá hài hòa, màu sắc trang nhã, kiểu dáng khung độc đáo, phù hợp với các không gian phòng khách cao cấp, sang trọng, thể hiện gu thẩm mỹ tinh tế của gia chủ.</text:p>
          </table:table-cell>
          <table:table-cell office:value-type="float" office:value="1" table:style-name="ce3">
            <text:p>1</text:p>
          </table:table-cell>
          <table:table-cell office:value-type="string" table:style-name="ce3">
            <text:p>0</text:p>
          </table:table-cell>
          <table:table-cell office:value-type="float" office:value="0" table:style-name="ce3">
            <text:p>0</text:p>
          </table:table-cell>
          <table:table-cell office:value-type="string" table:style-name="ce4">
            <text:p>15990000</text:p>
          </table:table-cell>
          <table:table-cell office:value-type="float" office:value="21545000" table:formula="of:=[.I18]+5555000" table:style-name="ce4">
            <text:p>21545000</text:p>
          </table:table-cell>
          <table:table-cell office:value-type="string" table:style-name="ce7">
            <text:p>Ban_an_mo_rong_Stratos</text:p>
          </table:table-cell>
          <table:table-cell table:style-name="ce7"/>
          <table:table-cell office:value-type="string" table:style-name="ce7">
            <text:p>Bàn ăn mở rộng Stratos</text:p>
          </table:table-cell>
          <table:table-cell office:value-type="string" table:style-name="ce6">
            <text:p>2</text:p>
          </table:table-cell>
          <table:table-cell office:value-type="float" office:value="2" table:style-name="ce7">
            <text:p>2</text:p>
          </table:table-cell>
          <table:table-cell table:number-columns-repeated="16369"/>
        </table:table-row>
        <table:table-row table:style-name="ro1">
          <table:table-cell table:number-columns-repeated="4" table:style-name="ce7"/>
          <table:table-cell office:value-type="string" table:style-name="ce7">
            <text:p>Dòng sản phẩm bàn trà cao cấp với mặt bàn bằng đá. Vân đá hài hòa, màu sắc trang nhã, kiểu dáng khung độc đáo, phù hợp với các không gian phòng khách cao cấp, sang trọng, thể hiện gu thẩm mỹ tinh tế của gia chủ.</text:p>
          </table:table-cell>
          <table:table-cell office:value-type="float" office:value="1" table:style-name="ce3">
            <text:p>1</text:p>
          </table:table-cell>
          <table:table-cell office:value-type="string" table:style-name="ce3">
            <text:p>0</text:p>
          </table:table-cell>
          <table:table-cell office:value-type="float" office:value="0" table:style-name="ce3">
            <text:p>0</text:p>
          </table:table-cell>
          <table:table-cell office:value-type="float" office:value="12390000" table:style-name="ce4">
            <text:p>12390000</text:p>
          </table:table-cell>
          <table:table-cell office:value-type="float" office:value="17945000" table:formula="of:=[.I19]+5555000" table:style-name="ce4">
            <text:p>17945000</text:p>
          </table:table-cell>
          <table:table-cell office:value-type="string" table:style-name="ce7">
            <text:p>Ban_an_mo_rong_senda</text:p>
          </table:table-cell>
          <table:table-cell table:style-name="ce7"/>
          <table:table-cell office:value-type="string" table:style-name="ce7">
            <text:p>Bàn ăn mở rộng Senda</text:p>
          </table:table-cell>
          <table:table-cell office:value-type="string" table:style-name="ce6">
            <text:p>2</text:p>
          </table:table-cell>
          <table:table-cell office:value-type="float" office:value="2" table:style-name="ce7">
            <text:p>2</text:p>
          </table:table-cell>
          <table:table-cell table:number-columns-repeated="16369"/>
        </table:table-row>
        <table:table-row table:style-name="ro1">
          <table:table-cell table:number-columns-repeated="4" table:style-name="ce7"/>
          <table:table-cell office:value-type="string" table:style-name="ce7">
            <text:p>Dòng sản phẩm ghế chất lượng cao</text:p>
          </table:table-cell>
          <table:table-cell office:value-type="string"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1300000" table:style-name="ce4">
            <text:p>11300000</text:p>
          </table:table-cell>
          <table:table-cell office:value-type="float" office:value="16855000" table:formula="of:=[.I20]+5555000" table:style-name="ce4">
            <text:p>16855000</text:p>
          </table:table-cell>
          <table:table-cell office:value-type="string" table:style-name="ce7">
            <text:p>Ghe thu gian Nicky</text:p>
          </table:table-cell>
          <table:table-cell table:style-name="ce7"/>
          <table:table-cell office:value-type="string" table:style-name="ce7">
            <text:p>Ghế thư giãn Nicky</text:p>
          </table:table-cell>
          <table:table-cell office:value-type="string" table:style-name="ce6">
            <text:p>3</text:p>
          </table:table-cell>
          <table:table-cell office:value-type="float" office:value="1" table:style-name="ce7">
            <text:p>1</text:p>
          </table:table-cell>
          <table:table-cell table:number-columns-repeated="16369"/>
        </table:table-row>
        <table:table-row table:style-name="ro1">
          <table:table-cell table:number-columns-repeated="4" table:style-name="ce7"/>
          <table:table-cell office:value-type="string" table:style-name="ce7">
            <text:p>Dòng sản phẩm ghế chất lượng cao</text:p>
          </table:table-cell>
          <table:table-cell office:value-type="string"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8700000" table:style-name="ce4">
            <text:p>8700000</text:p>
          </table:table-cell>
          <table:table-cell office:value-type="float" office:value="14255000" table:formula="of:=[.I21]+5555000" table:style-name="ce4">
            <text:p>14255000</text:p>
          </table:table-cell>
          <table:table-cell office:value-type="string" table:style-name="ce7">
            <text:p>Ghe luoi</text:p>
          </table:table-cell>
          <table:table-cell table:style-name="ce7"/>
          <table:table-cell office:value-type="string" table:style-name="ce7">
            <text:p>Ghế lười</text:p>
          </table:table-cell>
          <table:table-cell office:value-type="string" table:style-name="ce6">
            <text:p>3</text:p>
          </table:table-cell>
          <table:table-cell office:value-type="float" office:value="1" table:style-name="ce7">
            <text:p>1</text:p>
          </table:table-cell>
          <table:table-cell table:number-columns-repeated="16369"/>
        </table:table-row>
        <table:table-row table:style-name="ro1">
          <table:table-cell table:number-columns-repeated="4" table:style-name="ce7"/>
          <table:table-cell office:value-type="string" table:style-name="ce7">
            <text:p>Dòng sản phẩm ghế chất lượng cao</text:p>
          </table:table-cell>
          <table:table-cell office:value-type="string" table:style-name="ce3">
            <text:p>0</text:p>
          </table:table-cell>
          <table:table-cell office:value-type="string" table:style-name="ce3">
            <text:p>0</text:p>
          </table:table-cell>
          <table:table-cell office:value-type="string" table:style-name="ce3">
            <text:p>1</text:p>
          </table:table-cell>
          <table:table-cell office:value-type="float" office:value="9400000" table:style-name="ce4">
            <text:p>9400000</text:p>
          </table:table-cell>
          <table:table-cell office:value-type="float" office:value="14955000" table:formula="of:=[.I22]+5555000" table:style-name="ce4">
            <text:p>14955000</text:p>
          </table:table-cell>
          <table:table-cell office:value-type="string" table:style-name="ce7">
            <text:p>Sofa đon Anna</text:p>
          </table:table-cell>
          <table:table-cell table:style-name="ce7"/>
          <table:table-cell office:value-type="string" table:style-name="ce7">
            <text:p>Sofa đơn Anna</text:p>
          </table:table-cell>
          <table:table-cell office:value-type="string" table:style-name="ce6">
            <text:p>3</text:p>
          </table:table-cell>
          <table:table-cell office:value-type="float" office:value="1" table:style-name="ce7">
            <text:p>1</text:p>
          </table:table-cell>
          <table:table-cell table:number-columns-repeated="16369"/>
        </table:table-row>
        <table:table-row table:style-name="ro1">
          <table:table-cell table:number-columns-repeated="4" table:style-name="ce7"/>
          <table:table-cell office:value-type="string" table:style-name="ce7">
            <text:p>Dòng sản phẩm ghế chất lượng cao</text:p>
          </table:table-cell>
          <table:table-cell office:value-type="string"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450000" table:style-name="ce4">
            <text:p>1450000</text:p>
          </table:table-cell>
          <table:table-cell office:value-type="float" office:value="7005000" table:formula="of:=[.I23]+5555000" table:style-name="ce4">
            <text:p>7005000</text:p>
          </table:table-cell>
          <table:table-cell office:value-type="string" table:style-name="ce7">
            <text:p>Ghe an boc PU</text:p>
          </table:table-cell>
          <table:table-cell table:style-name="ce7"/>
          <table:table-cell office:value-type="string" table:style-name="ce7">
            <text:p>Ghế ăn bọc PU</text:p>
          </table:table-cell>
          <table:table-cell office:value-type="string" table:style-name="ce6">
            <text:p>3</text:p>
          </table:table-cell>
          <table:table-cell office:value-type="float" office:value="2" table:style-name="ce7">
            <text:p>2</text:p>
          </table:table-cell>
          <table:table-cell table:number-columns-repeated="16369"/>
        </table:table-row>
        <table:table-row table:style-name="ro1">
          <table:table-cell table:number-columns-repeated="4" table:style-name="ce7"/>
          <table:table-cell office:value-type="string" table:style-name="ce7">
            <text:p>Dòng sản phẩm ghế chất lượng cao</text:p>
          </table:table-cell>
          <table:table-cell office:value-type="string" table:style-name="ce3">
            <text:p>0</text:p>
          </table:table-cell>
          <table:table-cell office:value-type="string" table:style-name="ce3">
            <text:p>0</text:p>
          </table:table-cell>
          <table:table-cell office:value-type="string" table:style-name="ce3">
            <text:p>1</text:p>
          </table:table-cell>
          <table:table-cell office:value-type="float" office:value="2300000" table:style-name="ce4">
            <text:p>2300000</text:p>
          </table:table-cell>
          <table:table-cell office:value-type="float" office:value="7855000" table:formula="of:=[.I24]+5555000" table:style-name="ce4">
            <text:p>7855000</text:p>
          </table:table-cell>
          <table:table-cell office:value-type="string" table:style-name="ce7">
            <text:p>Ghe an boc PU pre</text:p>
          </table:table-cell>
          <table:table-cell table:style-name="ce7"/>
          <table:table-cell office:value-type="string" table:style-name="ce7">
            <text:p>Ghế ăn bọc PU pre</text:p>
          </table:table-cell>
          <table:table-cell office:value-type="string" table:style-name="ce6">
            <text:p>3</text:p>
          </table:table-cell>
          <table:table-cell office:value-type="float" office:value="2" table:style-name="ce7">
            <text:p>2</text:p>
          </table:table-cell>
          <table:table-cell table:number-columns-repeated="16369"/>
        </table:table-row>
        <table:table-row table:number-rows-repeated="104855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79</meta:generator>
    <meta:initial-creator>Linh Vũ</meta:initial-creator>
    <dc:creator>Linh Vũ</dc:creator>
    <meta:creation-date>2021-11-01T07:35:38Z</meta:creation-date>
    <dc:date>2021-11-01T09:47:39Z</dc:date>
  </office:meta>
</office:document-meta>
</file>